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dfd08" officeooo:paragraph-rsid="000dfd08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f9b05" officeooo:paragraph-rsid="000f9b05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f9b05" officeooo:paragraph-rsid="0010f5d0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0dfd08" officeooo:paragraph-rsid="000dfd08"/>
    </style:style>
    <style:style style:name="P5" style:family="paragraph" style:parent-style-name="Standard">
      <style:text-properties fo:font-style="normal" style:text-underline-style="none" fo:font-weight="normal" officeooo:rsid="000f9b05" officeooo:paragraph-rsid="000f9b0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f9b05" officeooo:paragraph-rsid="0010f5d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f9b05" officeooo:paragraph-rsid="0012a5f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0643f" officeooo:paragraph-rsid="0010643f" style:font-style-asian="normal" style:font-weight-asian="normal" style:font-style-complex="normal" style:font-weight-complex="normal"/>
    </style:style>
    <style:style style:name="T1" style:family="text">
      <style:text-properties officeooo:rsid="0010f5d0"/>
    </style:style>
    <style:style style:name="T2" style:family="text">
      <style:text-properties officeooo:rsid="0012a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ielphase der Betriebssysteme</text:p>
      <text:p text:style-name="P4"/>
      <text:p text:style-name="P4"/>
      <text:p text:style-name="P4">· Auslastung der Betriebsmittel</text:p>
      <text:p text:style-name="P4">· Bedingung der Nutzeranforderungen</text:p>
      <text:p text:style-name="P4">· Qualität: <text:tab/>Robustheit <text:tab/><text:tab/>→ <text:s/>DAU</text:p>
      <text:p text:style-name="P4"><text:s/><text:tab/><text:tab/>Datensicherheit</text:p>
      <text:p text:style-name="P4"><text:tab/><text:tab/></text:p>
      <text:p text:style-name="P4"/>
      <text:p text:style-name="P4"/>
      <text:p text:style-name="P4"/>
      <text:p text:style-name="P2">Architekturen von Betriebssystemen</text:p>
      <text:p text:style-name="P2"/>
      <text:p text:style-name="P5">Monolithisch Systeme</text:p>
      <text:p text:style-name="P5"/>
      <text:p text:style-name="P5"/>
      <text:p text:style-name="P8">1. Es gibt keine richtige Architektur</text:p>
      <text:p text:style-name="P8"/>
      <text:p text:style-name="P8">2. Das Betriebssystem wird als Projektprogramm konstruiert (kompiliert) und von einem Linker (Verbinder)zu einem Ausführbaren Programm verbunden.</text:p>
      <text:p text:style-name="P8"/>
      <text:p text:style-name="P8">3. Ein Programm besteht aus einer Vielzahl von Prozeduren und Funktionen mit definierten Schnittstellen über die sich diese Module gegenseitig aufrufen können.</text:p>
      <text:p text:style-name="P5"/>
      <text:p text:style-name="P5"/>
      <text:p text:style-name="P5"/>
      <text:p text:style-name="P5"/>
      <text:p text:style-name="P3"><text:span text:style-name="T1">Beschreibung:</text:span></text:p>
      <text:p text:style-name="P6"><text:span text:style-name="T1"/></text:p>
      <text:p text:style-name="P6"><text:span text:style-name="T1">1.<text:tab/>Ein im Benutzermodus (= User Node) laufendes Programm startet einen <text:tab/><text:tab/>Kernaufruf (= Kernel Node), dazu wird der Benutzermodus verlassen und es <text:tab/>erfolgt ein Sprung in den Kernmodus.</text:span></text:p>
      <text:p text:style-name="P6"><text:span text:style-name="T1"/></text:p>
      <text:p text:style-name="P6"><text:span text:style-name="T1"/></text:p>
      <text:p text:style-name="P6"><text:span text:style-name="T1">2.<text:tab/>Durch das Betriebssystem nd die Nummer des aufgerufenen Dienstes ermittel.</text:span></text:p>
      <text:p text:style-name="P6"><text:span text:style-name="T1"><text:tab/>( = Parameterüberprüfung)</text:span></text:p>
      <text:p text:style-name="P6"><text:span text:style-name="T1"/></text:p>
      <text:p text:style-name="P6"><text:span text:style-name="T1"/></text:p>
      <text:p text:style-name="P6"><text:span text:style-name="T1">3.<text:tab/></text:span><text:span text:style-name="T2">In der Dispatchertabelle wird die Sartadresse des gesuchten Dienstes gefunden, <text:tab/>der Dienst wird gestartet.</text:span></text:p>
      <text:p text:style-name="P6"><text:span text:style-name="T1"/></text:p>
      <text:p text:style-name="P6"><text:span text:style-name="T1"/></text:p>
      <text:p text:style-name="P7"><text:span text:style-name="T2">4.<text:tab/>Nach der Ausführung des Dienstes erfolgt der Rücksprung in den Benutzermodus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5T10:58:39</meta:creation-date>
    <dc:date>2012-12-06T12:28:23</dc:date>
    <dc:creator>Dennis Diehm</dc:creator>
    <meta:editing-duration>PT6M29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17" meta:word-count="137" meta:character-count="1030" meta:non-whitespace-character-count="895"/>
  </office:meta>
</office:document-meta>
</file>